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d9773"/>
    </style:style>
    <style:style style:name="P3" style:family="paragraph" style:parent-style-name="Standard">
      <style:paragraph-properties fo:line-height="200%"/>
      <style:text-properties officeooo:paragraph-rsid="002dea18"/>
    </style:style>
    <style:style style:name="P4" style:family="paragraph" style:parent-style-name="Standard">
      <style:paragraph-properties fo:line-height="200%"/>
      <style:text-properties officeooo:paragraph-rsid="0030e8ae"/>
    </style:style>
    <style:style style:name="P5" style:family="paragraph" style:parent-style-name="Standard">
      <style:paragraph-properties fo:line-height="200%"/>
      <style:text-properties officeooo:paragraph-rsid="00316196"/>
    </style:style>
    <style:style style:name="P6" style:family="paragraph" style:parent-style-name="Standard">
      <style:paragraph-properties fo:line-height="200%"/>
      <style:text-properties officeooo:paragraph-rsid="0033f6ee"/>
    </style:style>
    <style:style style:name="P7" style:family="paragraph" style:parent-style-name="Standard">
      <style:paragraph-properties fo:line-height="200%"/>
      <style:text-properties officeooo:paragraph-rsid="0035ec08"/>
    </style:style>
    <style:style style:name="P8" style:family="paragraph" style:parent-style-name="Standard">
      <style:paragraph-properties fo:line-height="200%"/>
      <style:text-properties officeooo:paragraph-rsid="00376fd5"/>
    </style:style>
    <style:style style:name="P9" style:family="paragraph" style:parent-style-name="Standard">
      <style:paragraph-properties fo:line-height="200%"/>
      <style:text-properties officeooo:paragraph-rsid="003bac58"/>
    </style:style>
    <style:style style:name="P10" style:family="paragraph" style:parent-style-name="Standard">
      <style:paragraph-properties fo:line-height="200%"/>
      <style:text-properties officeooo:paragraph-rsid="0062c586"/>
    </style:style>
    <style:style style:name="P11" style:family="paragraph" style:parent-style-name="Standard">
      <style:paragraph-properties fo:line-height="200%"/>
      <style:text-properties officeooo:paragraph-rsid="0065cfda"/>
    </style:style>
    <style:style style:name="P12" style:family="paragraph" style:parent-style-name="Standard">
      <style:paragraph-properties fo:line-height="200%"/>
      <style:text-properties fo:font-style="normal" fo:font-weight="normal" officeooo:rsid="008774ab" officeooo:paragraph-rsid="0062c586" style:font-style-asian="normal" style:font-weight-asian="normal" style:font-style-complex="normal" style:font-weight-complex="normal"/>
    </style:style>
    <style:style style:name="P13" style:family="paragraph" style:parent-style-name="Standard">
      <style:paragraph-properties fo:line-height="200%"/>
      <style:text-properties fo:font-style="normal" fo:font-weight="normal" officeooo:rsid="0075a572" officeooo:paragraph-rsid="0062c586" style:font-style-asian="normal" style:font-weight-asian="normal" style:font-style-complex="normal" style:font-weight-complex="normal"/>
    </style:style>
    <style:style style:name="T1" style:family="text">
      <style:text-properties officeooo:rsid="00146e87"/>
    </style:style>
    <style:style style:name="T2" style:family="text">
      <style:text-properties officeooo:rsid="0014b5ba"/>
    </style:style>
    <style:style style:name="T3" style:family="text">
      <style:text-properties officeooo:rsid="00165a36"/>
    </style:style>
    <style:style style:name="T4" style:family="text">
      <style:text-properties officeooo:rsid="00180102"/>
    </style:style>
    <style:style style:name="T5" style:family="text">
      <style:text-properties officeooo:rsid="0018fea5"/>
    </style:style>
    <style:style style:name="T6" style:family="text">
      <style:text-properties officeooo:rsid="001ab288"/>
    </style:style>
    <style:style style:name="T7" style:family="text">
      <style:text-properties officeooo:rsid="001bd379"/>
    </style:style>
    <style:style style:name="T8" style:family="text">
      <style:text-properties officeooo:rsid="001bea13"/>
    </style:style>
    <style:style style:name="T9" style:family="text">
      <style:text-properties officeooo:rsid="001d2d42"/>
    </style:style>
    <style:style style:name="T10" style:family="text">
      <style:text-properties officeooo:rsid="001f0ec6"/>
    </style:style>
    <style:style style:name="T11" style:family="text">
      <style:text-properties officeooo:rsid="00209691"/>
    </style:style>
    <style:style style:name="T12" style:family="text">
      <style:text-properties officeooo:rsid="0020fc67"/>
    </style:style>
    <style:style style:name="T13" style:family="text">
      <style:text-properties officeooo:rsid="002118be"/>
    </style:style>
    <style:style style:name="T14" style:family="text">
      <style:text-properties officeooo:rsid="002277f7"/>
    </style:style>
    <style:style style:name="T15" style:family="text">
      <style:text-properties officeooo:rsid="00246884"/>
    </style:style>
    <style:style style:name="T16" style:family="text">
      <style:text-properties officeooo:rsid="00274613"/>
    </style:style>
    <style:style style:name="T17" style:family="text">
      <style:text-properties officeooo:rsid="0028f221"/>
    </style:style>
    <style:style style:name="T18" style:family="text">
      <style:text-properties officeooo:rsid="002a91b3"/>
    </style:style>
    <style:style style:name="T19" style:family="text">
      <style:text-properties officeooo:rsid="002c38b7"/>
    </style:style>
    <style:style style:name="T20" style:family="text">
      <style:text-properties officeooo:rsid="002c8bdc"/>
    </style:style>
    <style:style style:name="T21" style:family="text">
      <style:text-properties officeooo:rsid="002d7edd"/>
    </style:style>
    <style:style style:name="T22" style:family="text">
      <style:text-properties fo:font-style="italic" officeooo:rsid="002de021" style:font-style-asian="italic" style:font-style-complex="italic"/>
    </style:style>
    <style:style style:name="T23" style:family="text">
      <style:text-properties fo:font-style="italic" officeooo:rsid="00316196" style:font-style-asian="italic" style:font-style-complex="italic"/>
    </style:style>
    <style:style style:name="T24" style:family="text">
      <style:text-properties fo:font-style="italic" fo:font-weight="normal" officeooo:rsid="008397a6" style:font-style-asian="italic" style:font-weight-asian="normal" style:font-style-complex="italic" style:font-weight-complex="normal"/>
    </style:style>
    <style:style style:name="T25" style:family="text">
      <style:text-properties fo:font-style="normal" officeooo:rsid="002de021" style:font-style-asian="normal" style:font-style-complex="normal"/>
    </style:style>
    <style:style style:name="T26" style:family="text">
      <style:text-properties fo:font-style="normal" officeooo:rsid="002dea18" style:font-style-asian="normal" style:font-style-complex="normal"/>
    </style:style>
    <style:style style:name="T27" style:family="text">
      <style:text-properties fo:font-style="normal" officeooo:rsid="002f1ca3" style:font-style-asian="normal" style:font-style-complex="normal"/>
    </style:style>
    <style:style style:name="T28" style:family="text">
      <style:text-properties fo:font-style="normal" officeooo:rsid="0030e8ae" style:font-style-asian="normal" style:font-style-complex="normal"/>
    </style:style>
    <style:style style:name="T29" style:family="text">
      <style:text-properties fo:font-style="normal" officeooo:rsid="00316196" style:font-style-asian="normal" style:font-style-complex="normal"/>
    </style:style>
    <style:style style:name="T30" style:family="text">
      <style:text-properties fo:font-style="normal" officeooo:rsid="0033f6ee" style:font-style-asian="normal" style:font-style-complex="normal"/>
    </style:style>
    <style:style style:name="T31" style:family="text">
      <style:text-properties fo:font-style="normal" officeooo:rsid="0035ec08" style:font-style-asian="normal" style:font-style-complex="normal"/>
    </style:style>
    <style:style style:name="T32" style:family="text">
      <style:text-properties fo:font-style="normal" officeooo:rsid="00372738" style:font-style-asian="normal" style:font-style-complex="normal"/>
    </style:style>
    <style:style style:name="T33" style:family="text">
      <style:text-properties fo:font-style="normal" officeooo:rsid="00376fd5" style:font-style-asian="normal" style:font-style-complex="normal"/>
    </style:style>
    <style:style style:name="T34" style:family="text">
      <style:text-properties fo:font-style="normal" officeooo:rsid="00392ef6" style:font-style-asian="normal" style:font-style-complex="normal"/>
    </style:style>
    <style:style style:name="T35" style:family="text">
      <style:text-properties fo:font-style="normal" officeooo:rsid="003a9b43" style:font-style-asian="normal" style:font-style-complex="normal"/>
    </style:style>
    <style:style style:name="T36" style:family="text">
      <style:text-properties fo:font-style="normal" officeooo:rsid="003bac58" style:font-style-asian="normal" style:font-style-complex="normal"/>
    </style:style>
    <style:style style:name="T37" style:family="text">
      <style:text-properties fo:font-style="normal" officeooo:rsid="003d81c9" style:font-style-asian="normal" style:font-style-complex="normal"/>
    </style:style>
    <style:style style:name="T38" style:family="text">
      <style:text-properties fo:font-style="normal" officeooo:rsid="003f193d" style:font-style-asian="normal" style:font-style-complex="normal"/>
    </style:style>
    <style:style style:name="T39" style:family="text">
      <style:text-properties fo:font-style="normal" officeooo:rsid="0041e0ab" style:font-style-asian="normal" style:font-style-complex="normal"/>
    </style:style>
    <style:style style:name="T40" style:family="text">
      <style:text-properties fo:font-style="normal" officeooo:rsid="0042766e" style:font-style-asian="normal" style:font-style-complex="normal"/>
    </style:style>
    <style:style style:name="T41" style:family="text">
      <style:text-properties fo:font-style="normal" officeooo:rsid="0045143c" style:font-style-asian="normal" style:font-style-complex="normal"/>
    </style:style>
    <style:style style:name="T42" style:family="text">
      <style:text-properties fo:font-style="normal" officeooo:rsid="0047f29d" style:font-style-asian="normal" style:font-style-complex="normal"/>
    </style:style>
    <style:style style:name="T43" style:family="text">
      <style:text-properties fo:font-style="normal" officeooo:rsid="0049b2c2" style:font-style-asian="normal" style:font-style-complex="normal"/>
    </style:style>
    <style:style style:name="T44" style:family="text">
      <style:text-properties fo:font-style="normal" officeooo:rsid="004a162e" style:font-style-asian="normal" style:font-style-complex="normal"/>
    </style:style>
    <style:style style:name="T45" style:family="text">
      <style:text-properties fo:font-style="normal" officeooo:rsid="004b1667" style:font-style-asian="normal" style:font-style-complex="normal"/>
    </style:style>
    <style:style style:name="T46" style:family="text">
      <style:text-properties fo:font-style="normal" officeooo:rsid="004d0c42" style:font-style-asian="normal" style:font-style-complex="normal"/>
    </style:style>
    <style:style style:name="T47" style:family="text">
      <style:text-properties fo:font-style="normal" officeooo:rsid="004df48a" style:font-style-asian="normal" style:font-style-complex="normal"/>
    </style:style>
    <style:style style:name="T48" style:family="text">
      <style:text-properties fo:font-style="normal" officeooo:rsid="004e75f7" style:font-style-asian="normal" style:font-style-complex="normal"/>
    </style:style>
    <style:style style:name="T49" style:family="text">
      <style:text-properties fo:font-style="normal" officeooo:rsid="0050419e" style:font-style-asian="normal" style:font-style-complex="normal"/>
    </style:style>
    <style:style style:name="T50" style:family="text">
      <style:text-properties fo:font-style="normal" officeooo:rsid="00531fd7" style:font-style-asian="normal" style:font-style-complex="normal"/>
    </style:style>
    <style:style style:name="T51" style:family="text">
      <style:text-properties fo:font-style="normal" officeooo:rsid="00537d63" style:font-style-asian="normal" style:font-style-complex="normal"/>
    </style:style>
    <style:style style:name="T52" style:family="text">
      <style:text-properties fo:font-style="normal" officeooo:rsid="005407d5" style:font-style-asian="normal" style:font-style-complex="normal"/>
    </style:style>
    <style:style style:name="T53" style:family="text">
      <style:text-properties fo:font-style="normal" officeooo:rsid="00546130" style:font-style-asian="normal" style:font-style-complex="normal"/>
    </style:style>
    <style:style style:name="T54" style:family="text">
      <style:text-properties fo:font-style="normal" fo:font-weight="bold" officeooo:rsid="00546130" style:font-style-asian="normal" style:font-weight-asian="bold" style:font-style-complex="normal" style:font-weight-complex="bold"/>
    </style:style>
    <style:style style:name="T55" style:family="text">
      <style:text-properties fo:font-style="normal" fo:font-weight="bold" officeooo:rsid="005e64db" style:font-style-asian="normal" style:font-weight-asian="bold" style:font-style-complex="normal" style:font-weight-complex="bold"/>
    </style:style>
    <style:style style:name="T56" style:family="text">
      <style:text-properties fo:font-style="normal" fo:font-weight="bold" officeooo:rsid="007fc8ef" style:font-style-asian="normal" style:font-weight-asian="bold" style:font-style-complex="normal" style:font-weight-complex="bold"/>
    </style:style>
    <style:style style:name="T57" style:family="text">
      <style:text-properties fo:font-style="normal" fo:font-weight="normal" officeooo:rsid="00546130" style:font-style-asian="normal" style:font-weight-asian="normal" style:font-style-complex="normal" style:font-weight-complex="normal"/>
    </style:style>
    <style:style style:name="T58" style:family="text">
      <style:text-properties fo:font-style="normal" fo:font-weight="normal" officeooo:rsid="0056d33b" style:font-style-asian="normal" style:font-weight-asian="normal" style:font-style-complex="normal" style:font-weight-complex="normal"/>
    </style:style>
    <style:style style:name="T59" style:family="text">
      <style:text-properties fo:font-style="normal" fo:font-weight="normal" officeooo:rsid="00585414" style:font-style-asian="normal" style:font-weight-asian="normal" style:font-style-complex="normal" style:font-weight-complex="normal"/>
    </style:style>
    <style:style style:name="T60" style:family="text">
      <style:text-properties fo:font-style="normal" fo:font-weight="normal" officeooo:rsid="0058b2b1" style:font-style-asian="normal" style:font-weight-asian="normal" style:font-style-complex="normal" style:font-weight-complex="normal"/>
    </style:style>
    <style:style style:name="T61" style:family="text">
      <style:text-properties fo:font-style="normal" fo:font-weight="normal" officeooo:rsid="005aac8c" style:font-style-asian="normal" style:font-weight-asian="normal" style:font-style-complex="normal" style:font-weight-complex="normal"/>
    </style:style>
    <style:style style:name="T62" style:family="text">
      <style:text-properties fo:font-style="normal" fo:font-weight="normal" officeooo:rsid="005c86c2" style:font-style-asian="normal" style:font-weight-asian="normal" style:font-style-complex="normal" style:font-weight-complex="normal"/>
    </style:style>
    <style:style style:name="T63" style:family="text">
      <style:text-properties fo:font-style="normal" fo:font-weight="normal" officeooo:rsid="005ce8db" style:font-style-asian="normal" style:font-weight-asian="normal" style:font-style-complex="normal" style:font-weight-complex="normal"/>
    </style:style>
    <style:style style:name="T64" style:family="text">
      <style:text-properties fo:font-style="normal" fo:font-weight="normal" officeooo:rsid="005e64db" style:font-style-asian="normal" style:font-weight-asian="normal" style:font-style-complex="normal" style:font-weight-complex="normal"/>
    </style:style>
    <style:style style:name="T65" style:family="text">
      <style:text-properties fo:font-style="normal" fo:font-weight="normal" officeooo:rsid="005efebd" style:font-style-asian="normal" style:font-weight-asian="normal" style:font-style-complex="normal" style:font-weight-complex="normal"/>
    </style:style>
    <style:style style:name="T66" style:family="text">
      <style:text-properties fo:font-style="normal" fo:font-weight="normal" officeooo:rsid="005f6cdb" style:font-style-asian="normal" style:font-weight-asian="normal" style:font-style-complex="normal" style:font-weight-complex="normal"/>
    </style:style>
    <style:style style:name="T67" style:family="text">
      <style:text-properties fo:font-style="normal" fo:font-weight="normal" officeooo:rsid="005ff75a" style:font-style-asian="normal" style:font-weight-asian="normal" style:font-style-complex="normal" style:font-weight-complex="normal"/>
    </style:style>
    <style:style style:name="T68" style:family="text">
      <style:text-properties fo:font-style="normal" fo:font-weight="normal" officeooo:rsid="0061bdb3" style:font-style-asian="normal" style:font-weight-asian="normal" style:font-style-complex="normal" style:font-weight-complex="normal"/>
    </style:style>
    <style:style style:name="T69" style:family="text">
      <style:text-properties fo:font-style="normal" fo:font-weight="normal" officeooo:rsid="0062c586" style:font-style-asian="normal" style:font-weight-asian="normal" style:font-style-complex="normal" style:font-weight-complex="normal"/>
    </style:style>
    <style:style style:name="T70" style:family="text">
      <style:text-properties fo:font-style="normal" fo:font-weight="normal" officeooo:rsid="0064aabc" style:font-style-asian="normal" style:font-weight-asian="normal" style:font-style-complex="normal" style:font-weight-complex="normal"/>
    </style:style>
    <style:style style:name="T71" style:family="text">
      <style:text-properties fo:font-style="normal" fo:font-weight="normal" officeooo:rsid="006501ca" style:font-style-asian="normal" style:font-weight-asian="normal" style:font-style-complex="normal" style:font-weight-complex="normal"/>
    </style:style>
    <style:style style:name="T72" style:family="text">
      <style:text-properties fo:font-style="normal" fo:font-weight="normal" officeooo:rsid="0065cfda" style:font-style-asian="normal" style:font-weight-asian="normal" style:font-style-complex="normal" style:font-weight-complex="normal"/>
    </style:style>
    <style:style style:name="T73" style:family="text">
      <style:text-properties fo:font-style="normal" fo:font-weight="normal" officeooo:rsid="00666dba" style:font-style-asian="normal" style:font-weight-asian="normal" style:font-style-complex="normal" style:font-weight-complex="normal"/>
    </style:style>
    <style:style style:name="T74" style:family="text">
      <style:text-properties fo:font-style="normal" fo:font-weight="normal" officeooo:rsid="006690f3" style:font-style-asian="normal" style:font-weight-asian="normal" style:font-style-complex="normal" style:font-weight-complex="normal"/>
    </style:style>
    <style:style style:name="T75" style:family="text">
      <style:text-properties fo:font-style="normal" fo:font-weight="normal" officeooo:rsid="0067b0b1" style:font-style-asian="normal" style:font-weight-asian="normal" style:font-style-complex="normal" style:font-weight-complex="normal"/>
    </style:style>
    <style:style style:name="T76" style:family="text">
      <style:text-properties fo:font-style="normal" fo:font-weight="normal" officeooo:rsid="006bab0c" style:font-style-asian="normal" style:font-weight-asian="normal" style:font-style-complex="normal" style:font-weight-complex="normal"/>
    </style:style>
    <style:style style:name="T77" style:family="text">
      <style:text-properties fo:font-style="normal" fo:font-weight="normal" officeooo:rsid="006ef32f" style:font-style-asian="normal" style:font-weight-asian="normal" style:font-style-complex="normal" style:font-weight-complex="normal"/>
    </style:style>
    <style:style style:name="T78" style:family="text">
      <style:text-properties fo:font-style="normal" fo:font-weight="normal" officeooo:rsid="00707b6f" style:font-style-asian="normal" style:font-weight-asian="normal" style:font-style-complex="normal" style:font-weight-complex="normal"/>
    </style:style>
    <style:style style:name="T79" style:family="text">
      <style:text-properties fo:font-style="normal" fo:font-weight="normal" officeooo:rsid="00717128" style:font-style-asian="normal" style:font-weight-asian="normal" style:font-style-complex="normal" style:font-weight-complex="normal"/>
    </style:style>
    <style:style style:name="T80" style:family="text">
      <style:text-properties fo:font-style="normal" fo:font-weight="normal" officeooo:rsid="00725afa" style:font-style-asian="normal" style:font-weight-asian="normal" style:font-style-complex="normal" style:font-weight-complex="normal"/>
    </style:style>
    <style:style style:name="T81" style:family="text">
      <style:text-properties fo:font-style="normal" fo:font-weight="normal" officeooo:rsid="0072fdfd" style:font-style-asian="normal" style:font-weight-asian="normal" style:font-style-complex="normal" style:font-weight-complex="normal"/>
    </style:style>
    <style:style style:name="T82" style:family="text">
      <style:text-properties fo:font-style="normal" fo:font-weight="normal" officeooo:rsid="00740460" style:font-style-asian="normal" style:font-weight-asian="normal" style:font-style-complex="normal" style:font-weight-complex="normal"/>
    </style:style>
    <style:style style:name="T83" style:family="text">
      <style:text-properties fo:font-style="normal" fo:font-weight="normal" officeooo:rsid="0075a572" style:font-style-asian="normal" style:font-weight-asian="normal" style:font-style-complex="normal" style:font-weight-complex="normal"/>
    </style:style>
    <style:style style:name="T84" style:family="text">
      <style:text-properties fo:font-style="normal" fo:font-weight="normal" officeooo:rsid="00798540" style:font-style-asian="normal" style:font-weight-asian="normal" style:font-style-complex="normal" style:font-weight-complex="normal"/>
    </style:style>
    <style:style style:name="T85" style:family="text">
      <style:text-properties fo:font-style="normal" fo:font-weight="normal" officeooo:rsid="007ab94d" style:font-style-asian="normal" style:font-weight-asian="normal" style:font-style-complex="normal" style:font-weight-complex="normal"/>
    </style:style>
    <style:style style:name="T86" style:family="text">
      <style:text-properties fo:font-style="normal" fo:font-weight="normal" officeooo:rsid="007c67cc" style:font-style-asian="normal" style:font-weight-asian="normal" style:font-style-complex="normal" style:font-weight-complex="normal"/>
    </style:style>
    <style:style style:name="T87" style:family="text">
      <style:text-properties fo:font-style="normal" fo:font-weight="normal" officeooo:rsid="007ca924" style:font-style-asian="normal" style:font-weight-asian="normal" style:font-style-complex="normal" style:font-weight-complex="normal"/>
    </style:style>
    <style:style style:name="T88" style:family="text">
      <style:text-properties fo:font-style="normal" fo:font-weight="normal" officeooo:rsid="007dd527" style:font-style-asian="normal" style:font-weight-asian="normal" style:font-style-complex="normal" style:font-weight-complex="normal"/>
    </style:style>
    <style:style style:name="T89" style:family="text">
      <style:text-properties fo:font-style="normal" fo:font-weight="normal" officeooo:rsid="007f957e" style:font-style-asian="normal" style:font-weight-asian="normal" style:font-style-complex="normal" style:font-weight-complex="normal"/>
    </style:style>
    <style:style style:name="T90" style:family="text">
      <style:text-properties fo:font-style="normal" fo:font-weight="normal" officeooo:rsid="007fc8ef" style:font-style-asian="normal" style:font-weight-asian="normal" style:font-style-complex="normal" style:font-weight-complex="normal"/>
    </style:style>
    <style:style style:name="T91" style:family="text">
      <style:text-properties fo:font-style="normal" fo:font-weight="normal" officeooo:rsid="0081524e" style:font-style-asian="normal" style:font-weight-asian="normal" style:font-style-complex="normal" style:font-weight-complex="normal"/>
    </style:style>
    <style:style style:name="T92" style:family="text">
      <style:text-properties fo:font-style="normal" fo:font-weight="normal" officeooo:rsid="008397a6" style:font-style-asian="normal" style:font-weight-asian="normal" style:font-style-complex="normal" style:font-weight-complex="normal"/>
    </style:style>
    <style:style style:name="T93" style:family="text">
      <style:text-properties fo:font-style="normal" fo:font-weight="normal" officeooo:rsid="00849139" style:font-style-asian="normal" style:font-weight-asian="normal" style:font-style-complex="normal" style:font-weight-complex="normal"/>
    </style:style>
    <style:style style:name="T94" style:family="text">
      <style:text-properties fo:font-style="normal" fo:font-weight="normal" officeooo:rsid="008622da" style:font-style-asian="normal" style:font-weight-asian="normal" style:font-style-complex="normal" style:font-weight-complex="normal"/>
    </style:style>
    <style:style style:name="T95" style:family="text">
      <style:text-properties fo:font-style="normal" fo:font-weight="normal" officeooo:rsid="008774ab"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It was afternoon </text:span><text:span text:style-name="T2">when Lucius sat out with his group to the ruins of Err, </text:span><text:span text:style-name="T3">unknowing as Panama and Cyrus silently followed them from behind. </text:span><text:span text:style-name="T4">He, Urod, and Shekel reached </text:span><text:span text:style-name="T5">the outskirts to find it barren, cold, and desolate, </text:span><text:span text:style-name="T6">aside from soldiers far out on the city borders vetting entrants. </text:span><text:span text:style-name="T7">Lucius led them to the sight where he and Leora had come across the roundup of bodies, </text:span><text:span text:style-name="T8">discovering the triage had never been expanded on but eventually abandoned, </text:span><text:span text:style-name="T9">the corpses fortunately nowhere to be found.</text:span></text:p>
      <text:p text:style-name="P1"><text:tab/>“<text:span text:style-name="T10">Reckon I can help, dudes?” asked Shekel.</text:span></text:p>
      <text:p text:style-name="P1"><text:tab/>“<text:span text:style-name="T11">Sure. Go find us a working well ; I’m famished and Lucius assured us there would be water here for us,” said Urod in a slightly annoyed tone. </text:span><text:span text:style-name="T12">Shekel nodded and walked off down an alley, while the avian and liger were left to work together. </text:span><text:span text:style-name="T13">Lucius reiterated over his previous incursion into the town to his attorney, who then began helping him search for any remnants or evidence of </text:span><text:span text:style-name="T14">the </text:span><text:span text:style-name="T15">events taking place. </text:span><text:span text:style-name="T16">Coming across </text:span><text:span text:style-name="T17">the town square, Ur</text:span><text:span text:style-name="T18">od stepped forward and </text:span><text:span text:style-name="T19">sat down with his book, opening it up and beginning to read.</text:span></text:p>
      <text:p text:style-name="P1"><text:tab/>“<text:span text:style-name="T20">What are you doing?” asked Lucius confusedly.</text:span></text:p>
      <text:p text:style-name="P2"><text:tab/>“<text:span text:style-name="T21">Reading,” the avian responded non-nonchalantly.</text:span></text:p>
      <text:p text:style-name="P3"><text:span text:style-name="T21"><text:tab/>“</text:span><text:span text:style-name="T22">Why?</text:span><text:span text:style-name="T25"> Aren’t we supposed to be looking for something exonerate me? You’re my attorney for heaven’s sake!”</text:span></text:p>
      <text:p text:style-name="P4"><text:span text:style-name="T25"><text:tab/>“</text:span><text:span text:style-name="T26">I’m doing my job, trust me,” </text:span><text:span text:style-name="T27">Urod responded, turning the page.</text:span></text:p>
      <text:p text:style-name="P5"><text:span text:style-name="T27"><text:tab/>“</text:span><text:span text:style-name="T28">Would you bother to tell me yet what that book is for, at least?”</text:span></text:p>
      <text:p text:style-name="P6"><text:span text:style-name="T28"><text:tab/>“</text:span><text:span text:style-name="T29">It’s a record of a...</text:span><text:span text:style-name="T23">certain kind</text:span><text:span text:style-name="T29"> of history. I’ve been away for a long time, Lucius, and this book is how I can keep up with the world.”</text:span></text:p>
      <text:p text:style-name="P7"><text:span text:style-name="T29"><text:tab/>“</text:span><text:span text:style-name="T30">You’re a peculiar sort, you know that?”</text:span></text:p>
      <text:p text:style-name="P8"><text:span text:style-name="T30"><text:tab/>“</text:span><text:span text:style-name="T31">Most of my clients tell me that at some point or another, </text:span><text:span text:style-name="T32">yes.</text:span><text:span text:style-name="T31">”</text:span></text:p>
      <text:p text:style-name="P9"><text:span text:style-name="T31"><text:tab/>“</text:span><text:span text:style-name="T33">How am I supposed to prove I am innocent? Why do I </text:span><text:span text:style-name="T34">even </text:span><text:span text:style-name="T35">need to be here, collecting hell knows what, when the judge himself says the prosecution has nothing but circumstantial nonsense?” the cat blurted out, finally losing his composure for a brief moment.</text:span></text:p>
      <text:p text:style-name="P9"><text:soft-page-break/><text:span text:style-name="T35"><text:tab/>“</text:span><text:span text:style-name="T36">My eagle...friend...does not expect you to find anything here, I don’t believe. It’s merely a formality. Reiterating over what we’ve seen in the last few days of court: there’s been a receipt, some alcohol, and the knowledge that you escaped this place. Yet they provide no motive, no witnesses. To put a spin on a new saying of your time: you’re a free cat walking, instead of dead.”</text:span></text:p>
      <text:p text:style-name="P9"><text:span text:style-name="T35"><text:tab/>“</text:span><text:span text:style-name="T37">Why do they even want to incriminate me, though, Urod? Surely they can’t actually believe among themselves that I have committed this.”</text:span></text:p>
      <text:p text:style-name="P9"><text:span text:style-name="T37"><text:tab/>“</text:span><text:span text:style-name="T38">Perhaps they’re simply clinging onto the only person they can hold responsible. They lost soldiers here, too, after all. </text:span><text:span text:style-name="T39">Or maybe they want something from you, perhaps? </text:span><text:span text:style-name="T40">You run your own little estate, don’t you?</text:span><text:span text:style-name="T39">”</text:span></text:p>
      <text:p text:style-name="P9"><text:span text:style-name="T39"><text:tab/>“</text:span><text:span text:style-name="T41">Yes, but they came to me just before with an ambassador who I made strides with. Why resort to war when then were finally making progress diplomatically?”</text:span></text:p>
      <text:p text:style-name="P9"><text:span text:style-name="T41"><text:tab/>“</text:span><text:span text:style-name="T42">Perhaps it isn’t property that they want,” </text:span><text:span text:style-name="T43">concluded Urod skeptically.</text:span></text:p>
      <text:p text:style-name="P9"><text:span text:style-name="T43"><text:tab/>“</text:span><text:span text:style-name="T44">You’re right, we aren’t looking for profit,” interjected an ominous vulture, stepping out from a corridor armed with an odd-appearing </text:span><text:span text:style-name="T45">pistol and armored wings.</text:span></text:p>
      <text:p text:style-name="P9"><text:span text:style-name="T45"><text:tab/>“</text:span><text:span text:style-name="T46">Hey, you’re one of them ; what are you doing here?” </text:span><text:span text:style-name="T47">Lucius demand</text:span><text:span text:style-name="T48">ed to know.</text:span></text:p>
      <text:p text:style-name="P9"><text:span text:style-name="T48"><text:tab/>“</text:span><text:span text:style-name="T49">I’m just here for the bat. Now do be kind and tell me where she is, and we can make this all go away,” he replied, stepping forward threateningly as Urod stood and backed up towards Lux.</text:span></text:p>
      <text:p text:style-name="P9"><text:span text:style-name="T49"><text:tab/>“</text:span><text:span text:style-name="T50">What delusion do you reference, vulture?” </text:span><text:span text:style-name="T51">queried Lucius, reaching for his gun – but it wasn’t there. “</text:span><text:span text:style-name="T52">Oh, that’s right…” he realized he was outgunned.</text:span></text:p>
      <text:p text:style-name="P9"><text:span text:style-name="T52"><text:tab/>“</text:span><text:span text:style-name="T53">The vampire. Give her to me, </text:span><text:span text:style-name="T54">now</text:span><text:span text:style-name="T57">,” the vulture demanded, aiming at the cat angrily.</text:span></text:p>
      <text:p text:style-name="P9"><text:span text:style-name="T57"><text:tab/></text:span><text:span text:style-name="T58">Suddenly, Shekel leapt out from cover a</text:span><text:span text:style-name="T59">nd came at the </text:span><text:span text:style-name="T60">vulture with daggers, </text:span><text:span text:style-name="T61">only to be buffeted by his wings </text:span><text:span text:style-name="T62">and </text:span><text:span text:style-name="T63">slammed to the ground.</text:span></text:p>
      <text:p text:style-name="P11"><text:span text:style-name="T63"><text:tab/>“</text:span><text:span text:style-name="T55">Shekel!</text:span><text:span text:style-name="T64">” cried Cyrus, </text:span><text:span text:style-name="T65">blowing his cover and dashing toward </text:span><text:span text:style-name="T66">his </text:span><text:span text:style-name="T67">mate.</text:span></text:p>
      <text:p text:style-name="P11"><text:span text:style-name="T67"><text:tab/></text:span><text:span text:style-name="T72">&lt;TRANSLATE&gt;</text:span><text:span text:style-name="T67"> </text:span></text:p>
      <text:p text:style-name="P10"><text:soft-page-break/><text:span text:style-name="T67"><text:tab/></text:span><text:span text:style-name="T68">Panama followed suit, running after the parrot. “</text:span><text:span text:style-name="T69">Let him go, Volk!” </text:span><text:span text:style-name="T70">he demanded as the vulture picked the stunned cheetah up by the scruff of his neck and turned to face his assailants. “</text:span><text:span text:style-name="T71">Let. Him. Go.”</text:span></text:p>
      <text:p text:style-name="P10"><text:span text:style-name="T71"><text:tab/>“</text:span><text:span text:style-name="T73">Sure thing, ‘pardners,’” Volk replied, </text:span><text:span text:style-name="T74">throwing the cheetah up into the air with supernatural strength and firing three rounds into the cat’s back </text:span><text:span text:style-name="T75">before he hit the ground.</text:span></text:p>
      <text:p text:style-name="P10"><text:span text:style-name="T75"><text:tab/>“</text:span><text:span text:style-name="T76">I’ll kill you!” cried Cyrus, charging the vulture.</text:span></text:p>
      <text:p text:style-name="P10"><text:span text:style-name="T76"><text:tab/>“</text:span><text:span text:style-name="T77">Cyrus, no!” called Panama, as Volk set his sights upon the parrot, </text:span><text:span text:style-name="T78">but as he took aim once more, he found his talon unable to pull the trigger, </text:span><text:span text:style-name="T79">turning his head to see Urod’s eyes glowing a burning amber. </text:span><text:span text:style-name="T80">The vulture found his entire body paralyzed </text:span><text:span text:style-name="T81">before Cyrus came down upon him, </text:span><text:span text:style-name="T82">stabbing the commander with his own training, severing both wings in one swoop past, </text:span><text:span text:style-name="T83">evoking a screech of agony, </text:span><text:span text:style-name="T84">but it soon became an ear-piercing laughter.</text:span></text:p>
      <text:p text:style-name="P10"><text:span text:style-name="T84"><text:tab/></text:span><text:span text:style-name="T85">A shot rang out from behind the party that flew into Cyrus’s back between his wings, sending him to the ground with a loud thud. “</text:span><text:span text:style-name="T86">Illusions can be quite harmful if you choose to believe in them, you know,” chortled Volk, stepping forward as the clipped vulture began to evaporate into a cloud of steam.</text:span></text:p>
      <text:p text:style-name="P10"><text:span text:style-name="T86"><text:tab/>“</text:span><text:span text:style-name="T87">We trusted you!” </text:span><text:span text:style-name="T88">screamed the crow, </text:span><text:span text:style-name="T89">as Urod took his place in front of both of his remaining companions.</text:span></text:p>
      <text:p text:style-name="P10"><text:span text:style-name="T89"><text:tab/>“</text:span><text:span text:style-name="T90">Well, unfortunately, you didn’t trust me </text:span><text:span text:style-name="T56">enough</text:span><text:span text:style-name="T90"> to not show up here to spy. </text:span><text:span text:style-name="T91">And now? Now I have to of course ensure there won’t be any witnesses, so...this will be the last of our discussions, my dear crow.”</text:span></text:p>
      <text:p text:style-name="P10"><text:span text:style-name="T91"><text:tab/></text:span><text:span text:style-name="T92">Urod glared, sighing and </text:span><text:span text:style-name="T24">finally</text:span><text:span text:style-name="T92"> unfastening his robe, throwing it off to reveal a spectacular bird of beauty – a purple phoenix. </text:span><text:span text:style-name="T93">Unmasked, </text:span><text:span text:style-name="T94">his body began to smoke and flash. </text:span><text:span text:style-name="T95">He took flight and Volk followed suit, initiating an aerial combat.</text:span></text:p>
      <text:p text:style-name="P12"><text:tab/></text:p>
      <text:p text:style-name="P13"><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23:17:28.576856718</meta:creation-date>
    <dc:date>2020-04-22T22:53:42.911373801</dc:date>
    <meta:editing-duration>PT10H24M35S</meta:editing-duration>
    <meta:editing-cycles>110</meta:editing-cycles>
    <meta:generator>LibreOffice/6.4.2.2$Linux_X86_64 LibreOffice_project/40$Build-2</meta:generator>
    <meta:document-statistic meta:table-count="0" meta:image-count="0" meta:object-count="0" meta:page-count="3" meta:paragraph-count="35" meta:word-count="951" meta:character-count="5480" meta:non-whitespace-character-count="4524"/>
  </office:meta>
</office:document-meta>
</file>